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line-distance="1.366cm"/>
    </style:style>
    <style:style style:name="gr2" style:family="graphic" style:parent-style-name="measure">
      <style:graphic-properties draw:textarea-vertical-align="middle" draw:line-distance="1.567cm"/>
    </style:style>
    <style:style style:name="gr3" style:family="graphic" style:parent-style-name="measure" style:list-style-name="L1">
      <style:graphic-properties draw:textarea-vertical-align="middle" draw:line-distance="2.963cm" draw:placing="below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measure">
      <style:graphic-properties draw:textarea-vertical-align="middle" draw:line-distance="1.366cm"/>
    </style:style>
    <style:style style:name="gr6" style:family="graphic" style:parent-style-name="measure" style:list-style-name="L1">
      <style:graphic-properties draw:textarea-vertical-align="middle" draw:line-distance="1.4cm" draw:placing="below"/>
    </style:style>
    <style:style style:name="gr7" style:family="graphic" style:parent-style-name="measure" style:list-style-name="L1">
      <style:graphic-properties draw:textarea-vertical-align="middle" draw:line-distance="0.935cm" draw:placing="abov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measure" style:list-style-name="L1">
      <style:graphic-properties draw:textarea-vertical-align="middle" draw:line-distance="0.634cm" draw:placing="above"/>
    </style:style>
    <style:style style:name="gr10" style:family="graphic" style:parent-style-name="measure" style:list-style-name="L1">
      <style:graphic-properties draw:textarea-vertical-align="middle" draw:line-distance="1.366cm"/>
    </style:style>
    <style:style style:name="gr11" style:family="graphic" style:parent-style-name="measure" style:list-style-name="L1">
      <style:graphic-properties draw:textarea-vertical-align="middle" draw:line-distance="0.3cm" draw:placing="below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layout" svg:x1="6.594cm" svg:y1="8.8cm" svg:x2="14.594cm" svg:y2="8.8cm">
          <text:p text:style-name="P1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2" draw:layer="layout" svg:x1="13.838cm" svg:y1="9.667cm" svg:x2="14.589cm" svg:y2="9.666cm">
          <text:p text:style-name="P2"><text:span text:style-name="T1"><text:measure text:kind="gap"/></text:span><text:span text:style-name="T1">7.5 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1" draw:layer="layout" svg:x1="14.7cm" svg:y1="14.3cm" svg:x2="14.694cm" svg:y2="9.6cm">
          <text:p text:style-name="P1"><text:span text:style-name="T1"><text:measure text:kind="gap"/></text:span><text:span text:style-name="T1"><text:measure text:kind="value">4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polygon draw:style-name="gr4" draw:text-style-name="P3" draw:layer="layout" svg:width="7.999cm" svg:height="4.699cm" svg:x="6.6cm" svg:y="9.6cm" svg:viewBox="0 0 8000 4700" draw:points="743,0 7238,0 7238,700 7994,700 8000,4700 0,4700 0,700 744,700">
          <text:p/>
        </draw:polygon>
        <draw:measure draw:style-name="gr5" draw:text-style-name="P2" draw:layer="layout" svg:x1="6.593cm" svg:y1="9.566cm" svg:x2="7.345cm" svg:y2="9.566cm">
          <text:p text:style-name="P2"><text:span text:style-name="T1">7.5 cm</text:span></text:p>
        </draw:measure>
        <draw:measure draw:style-name="gr6" draw:text-style-name="P1" draw:layer="layout" svg:x1="14.594cm" svg:y1="10.3cm" svg:x2="14.594cm" svg:y2="9.6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1" draw:layer="layout" svg:x1="6.529cm" svg:y1="10.294cm" svg:x2="6.529cm" svg:y2="9.594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8" draw:text-style-name="P4" draw:layer="layout" svg:width="0.132cm" svg:height="0.132cm" svg:x="11.311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9" draw:text-style-name="P1" draw:layer="layout" svg:x1="9.8cm" svg:y1="14.3cm" svg:x2="9.8cm" svg:y2="10cm">
          <text:p text:style-name="P1"><text:span text:style-name="T1"><text:measure text:kind="gap"/></text:span><text:span text:style-name="T1"><text:measure text:kind="value">4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8" draw:text-style-name="P4" draw:layer="layout" svg:width="0.132cm" svg:height="0.132cm" svg:x="9.734cm" svg:y="9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0" draw:text-style-name="P1" draw:layer="layout" svg:x1="9.8cm" svg:y1="10cm" svg:x2="11.376cm" svg:y2="10cm">
          <text:p text:style-name="P1"><text:span text:style-name="T1">15,7 </text:span><text:span text:style-name="T1"><text:measure text:kind="unit">cm</text:measure></text:span><text:span text:style-name="T1"><text:measure text:kind="gap"/></text:span></text:p>
        </draw:measure>
        <draw:measure draw:style-name="gr11" draw:text-style-name="P1" draw:layer="layout" svg:x1="11.4cm" svg:y1="10.2cm" svg:x2="14.6cm" svg:y2="10.2cm">
          <text:p text:style-name="P1"><text:span text:style-name="T1"><text:measure text:kind="gap"/></text:span><text:span text:style-name="T1"><text:measure text:kind="value">32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11-16T18:23:34.386246762</dc:date>
    <dc:creator>christian </dc:creator>
    <meta:editing-duration>PT45M27S</meta:editing-duration>
    <meta:editing-cycles>11</meta:editing-cycles>
    <meta:generator>LibreOffice/5.0.3.2$Linux_X86_64 LibreOffice_project/00m0$Build-2</meta:generator>
    <meta:document-statistic meta:object-count="12"/>
  </office:meta>
</office:document-meta>
</file>